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für den 16.04.2021</text:h>
      <text:p text:style-name="Standard"/>
      <text:p text:style-name="Standard">1. Benutzt bitte die Datei data/events-and-categories.sql, um per phpMyAdmin diese</text:p>
      <text:p text:style-name="Standard">in die DB phpkurs erneut zu importieren. Die Tabellen event und category werden dadurch</text:p>
      <text:p text:style-name="Standard">neu erstellt und mit Daten gefüllt, allerdings mit weniger Spalten und Daten (event) </text:p>
      <text:p text:style-name="Standard">als zuvor.</text:p>
      <text:p text:style-name="Standard"/>
      <text:p text:style-name="Standard">2. Versucht bitte die CRUD-Funktionalitäten für die Anzeige und Verwaltung der Kategorie-Daten</text:p>
      <text:p text:style-name="Standard">(DB-Tabelle "category") zu erstellen. Als Vorlage kann hier die Logik der Anzeige und Verwaltung</text:p>
      <text:p text:style-name="Standard">der Autoren-Daten dienen. Das muß folgendes erstellt oder angepaßt/ergänzt werden:</text:p>
      <text:p text:style-name="Standard">- Controller-Switch in index.php (im Root-Verzeichnis).</text:p>
      <text:p text:style-name="Standard">- neue Model-Klasse "Category"</text:p>
      <text:p text:style-name="Standard">- neuer Controller "CategoryController"</text:p>
      <text:p text:style-name="Standard">- neue View-Dateien in Views anlegen. Hier Unterordner "category" anlegen und analog </text:p>
      <text:p text:style-name="Standard"><text:s text:c="2"/>zu "author" verfahren.</text:p>
      <text:p text:style-name="Standard">In den neu erstellten Klassen die entsprechenden Funktionen (Methoden) anlegen.</text:p>
      <text:p text:style-name="Standard">Die Navigations-Punkte und die htaccess-Datei ist bereits vorbereitet, muß also </text:p>
      <text:p text:style-name="Standard">nichts weiter angepaßt werden.</text:p>
      <text:p text:style-name="Standard"/>
      <text:p text:style-name="Standard">3. OPTIONAL: Versucht in der Model-Klasse die Funtionen: insert, update neu zu schreiben,</text:p>
      <text:p text:style-name="Standard">aber so, daß sie flexible genug sind, um Daten egal aus welcher DB-Tabelle zu ändern oder </text:p>
      <text:p text:style-name="Standard">neu anzulegen. Dazu müssen die bestehenden Funktionen in Author-, bzw. Movie-Model gelöscht </text:p>
      <text:p text:style-name="Standard">oder auskommentiert werden. So daß die entsprechenden Controller-Funktionen diese neuen </text:p>
      <text:p text:style-name="Standard">Model-Funktionen benutzt (In den Controller-Klassen muß man hierfür nichts änder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4-15T13:07:02</meta:creation-date>
    <meta:document-statistic meta:table-count="0" meta:image-count="0" meta:object-count="0" meta:page-count="1" meta:paragraph-count="21" meta:word-count="193" meta:character-count="1427"/>
    <dc:date>2021-04-15T13:07:58</dc:date>
    <dc:creator>Bernd Engels</dc:creator>
    <meta:editing-duration>PT57S</meta:editing-duration>
    <meta:editing-cycles>1</meta:editing-cycles>
    <meta:generator>OpenOffice/4.1.1$Unix OpenOffice.org_project/411m6$Build-9775</meta:generator>
  </office:meta>
</office:document-meta>
</file>